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Базы данных. Домашнее задание №3</text:h>
      <text:h text:style-name="Heading_20_2" text:outline-level="2">Агапов Георгий, группа М3437.</text:h>
      <text:p text:style-name="Standard"/>
      <text:h text:style-name="Heading_20_3" text:outline-level="3">Список атритбутов</text:h>
      <text:p text:style-name="Standard"></text:p>
      <text:p text:style-name="Standard">Student_Id, Student_Name, Group_Id, Group_name, Course_Id, Course_Name, Lecturer_Id, Lecturer_Name, Mark</text:p>
      <text:p text:style-name="Standard"></text:p>
      <text:h text:style-name="Heading_20_3" text:outline-level="3">Функциональные зависимости</text:h>
      <text:p text:style-name="P3">Функциональные зависимости указаны в форме неприводимого множества</text:p>
      <text:p text:style-name="Standard"></text:p>
      <text:p text:style-name="Standard">Student_Id -&gt; Student_Name</text:p>
      <text:p text:style-name="Standard">Group_Id -&gt; Group_Name</text:p>
      <text:p text:style-name="Standard">Group_Name -&gt; Group_Id</text:p>
      <text:p text:style-name="Standard">Course_Id -&gt; Course_Name</text:p>
      <text:p text:style-name="Standard">Lecturer_Id -&gt; Lecturer_Name</text:p>
      <text:p text:style-name="Standard"></text:p>
      <text:p text:style-name="Standard">Course_Id -&gt; Lecturer_Id</text:p>
      <text:p text:style-name="Standard">Student_Id -&gt; Group_Id</text:p>
      <text:p text:style-name="Standard">Student_Id Course_Id -&gt; Mark</text:p>
      <text:p text:style-name="Standard"></text:p>
      <text:h text:style-name="Heading_20_3" text:outline-level="3">Ключи отношения</text:h>
      <text:p text:style-name="Standard"></text:p>
      <text:p text:style-name="P2">Основные ключи (минимальные по вхождению)</text:p>
      <text:p text:style-name="Standard">(Student_Id, Course_Id)</text:p>
      <text:p text:style-name="Standard"></text:p>
      <text:p text:style-name="P1">Все надключи:</text:p>
      <text:p text:style-name="Standard">Все 2^7 сочетаний из [Student_Name, Group_Id, Group_name, Course_Name, Lecturer_Id, Lecturer_Name, Mark], объединенных с (Student_Id, Course_Id)</text:p>
      <text:p text:style-name="Standard"/>
      <text:p text:style-name="Standard"/>
      <text:p text:style-name="Standard">Примеры.:</text:p>
      <text:p text:style-name="Standard">Student_id, Course_Id, Group_Id, Course_Name</text:p>
      <text:p text:style-name="Standard">Student_id, Course_Id, Mark</text:p>
      <text:p text:style-name="Standard">Student_id, Course_Id</text:p>
      <text:p text:style-name="Standard">Student_Id, Student_Name, Group_Id, Group_name, Course_Id, Course_Name, Lecturer_Id, Lecturer_Name, Mark</text:p>
      <text:p text:style-name="Standard"></text:p>
      <text:p text:style-name="Standard">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еоргий </meta:initial-creator>
    <meta:creation-date>2015-10-02T11:21:33</meta:creation-date>
    <dc:date>2015-10-02T11:28:40</dc:date>
    <dc:creator>Георгий </dc:creator>
    <meta:editing-duration>P0D</meta:editing-duration>
    <meta:editing-cycles>1</meta:editing-cycles>
    <meta:document-statistic meta:table-count="0" meta:image-count="0" meta:object-count="0" meta:page-count="1" meta:paragraph-count="34" meta:word-count="99" meta:character-count="937" meta:non-whitespace-character-count="836"/>
    <meta:generator>LibreOffice/3.5$Linux_X86_64 LibreOffice_project/350m1$Build-2</meta:generator>
  </office:meta>
</office:document-meta>
</file>